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5cm" svg:height="1.5cm" svg:x="8.5cm" svg:y="1.827cm">
          <draw:text-box>
            <text:p>Aufklärung</text:p>
          </draw:text-box>
        </draw:frame>
        <draw:frame draw:style-name="gr2" draw:layer="layout" svg:width="13.037cm" svg:height="0.962cm" svg:x="3cm" svg:y="3.5cm">
          <draw:text-box>
            <text:p>Selbsttätige Befreiung aus der Unmündigkeit</text:p>
          </draw:text-box>
        </draw:frame>
        <draw:frame draw:style-name="gr2" draw:layer="layout" svg:width="5.54cm" svg:height="1.673cm" svg:x="1.5cm" svg:y="6.5cm">
          <draw:text-box>
            <text:p>Faulheit, Feigheit,</text:p>
            <text:p>Gewohnheit</text:p>
          </draw:text-box>
        </draw:frame>
        <draw:frame draw:style-name="gr2" draw:layer="layout" svg:width="6.704cm" svg:height="1.673cm" svg:x="7.5cm" svg:y="6.827cm">
          <draw:text-box>
            <text:p>Öffentlicher Gebrauch</text:p>
            <text:p>Der Vernunft</text:p>
          </draw:text-box>
        </draw:frame>
        <draw:frame draw:style-name="gr2" draw:layer="layout" svg:width="4.795cm" svg:height="0.962cm" svg:x="15.5cm" svg:y="6cm">
          <draw:text-box>
            <text:p>Bevormundung</text:p>
          </draw:text-box>
        </draw:frame>
        <draw:line draw:style-name="gr3" draw:text-style-name="P1" draw:layer="layout" svg:x1="5cm" svg:y1="4.5cm" svg:x2="4.5cm" svg:y2="6.5cm">
          <text:p/>
        </draw:line>
        <draw:line draw:style-name="gr3" draw:text-style-name="P1" draw:layer="layout" svg:x1="14.5cm" svg:y1="4.5cm" svg:x2="17cm" svg:y2="6cm">
          <text:p/>
        </draw:line>
        <draw:line draw:style-name="gr4" draw:text-style-name="P1" draw:layer="layout" svg:x1="10cm" svg:y1="4.5cm" svg:x2="9.5cm" svg:y2="6.5cm">
          <text:p/>
        </draw:line>
        <draw:frame draw:style-name="gr5" draw:layer="layout" svg:width="9.036cm" svg:height="1.673cm" svg:x="5.371cm" svg:y="9.5cm">
          <draw:text-box>
            <text:p>Aufklärung =<text:tab/>langer Prozess,</text:p>
            <text:p><text:tab/><text:tab/><text:tab/>Keine Revolu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chulz</meta:initial-creator>
    <meta:creation-date>2009-02-09T10:06:59</meta:creation-date>
    <dc:date>2009-02-09T10:28:34</dc:date>
    <dc:creator>Tobias Schulz</dc:creator>
    <meta:editing-duration>PT00H21M41S</meta:editing-duration>
    <meta:editing-cycles>3</meta:editing-cycles>
    <meta:generator>OpenOffice.org/3.0$Linux OpenOffice.org_project/300m9$Build-9358</meta:generator>
    <meta:document-statistic meta:object-count="9"/>
  </office:meta>
</office:document-meta>
</file>